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Gidole" svg:font-family="Gido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Gidole"/>
    </style:style>
    <style:style style:name="P2" style:family="paragraph" style:parent-style-name="Standard">
      <style:text-properties style:font-name="Gidole" officeooo:rsid="0011d57e"/>
    </style:style>
    <style:style style:name="P3" style:family="paragraph" style:parent-style-name="Standard">
      <style:text-properties style:font-name="Gidole" officeooo:rsid="0011d57e" officeooo:paragraph-rsid="0011d57e"/>
    </style:style>
    <style:style style:name="P4" style:family="paragraph" style:parent-style-name="Standard">
      <style:text-properties style:font-name="Gidole" officeooo:rsid="0011d57e" officeooo:paragraph-rsid="001534d3"/>
    </style:style>
    <style:style style:name="P5" style:family="paragraph" style:parent-style-name="Standard">
      <style:text-properties style:font-name="Gidole" officeooo:rsid="0011d57e" officeooo:paragraph-rsid="00717365"/>
    </style:style>
    <style:style style:name="P6" style:family="paragraph" style:parent-style-name="Standard">
      <style:text-properties style:font-name="Gidole" officeooo:rsid="0011d57e" officeooo:paragraph-rsid="007580da"/>
    </style:style>
    <style:style style:name="P7" style:family="paragraph" style:parent-style-name="Standard">
      <style:text-properties style:font-name="Gidole" fo:font-size="36pt" officeooo:rsid="0011d57e" officeooo:paragraph-rsid="0011d57e" style:font-size-asian="36pt" style:font-size-complex="36pt"/>
    </style:style>
    <style:style style:name="P8" style:family="paragraph" style:parent-style-name="Standard">
      <style:text-properties style:font-name="Gidole" fo:font-weight="bold" officeooo:rsid="001534d3" officeooo:paragraph-rsid="001534d3" style:font-weight-asian="bold" style:font-weight-complex="bold"/>
    </style:style>
    <style:style style:name="P9" style:family="paragraph" style:parent-style-name="Standard">
      <style:text-properties style:font-name="Gidole" fo:font-size="40pt" officeooo:rsid="0018b8f8" officeooo:paragraph-rsid="0011d57e" style:font-size-asian="40pt" style:font-size-complex="40pt"/>
    </style:style>
    <style:style style:name="P10" style:family="paragraph" style:parent-style-name="Standard">
      <style:text-properties style:font-name="Gidole" fo:font-size="40pt" officeooo:rsid="0018b8f8" officeooo:paragraph-rsid="0019c561" style:font-size-asian="40pt" style:font-size-complex="40pt"/>
    </style:style>
    <style:style style:name="P11" style:family="paragraph" style:parent-style-name="Standard">
      <style:text-properties style:font-name="Gidole" fo:font-size="12pt" officeooo:rsid="0018b8f8" officeooo:paragraph-rsid="0018b8f8" style:font-size-asian="10.5pt" style:font-size-complex="12pt"/>
    </style:style>
    <style:style style:name="P12" style:family="paragraph" style:parent-style-name="Standard">
      <style:text-properties style:font-name="Gidole" fo:font-size="12pt" officeooo:rsid="0018b8f8" officeooo:paragraph-rsid="0019c561" style:font-size-asian="10.5pt" style:font-size-complex="12pt"/>
    </style:style>
    <style:style style:name="P13" style:family="paragraph" style:parent-style-name="Standard">
      <style:text-properties style:font-name="Gidole" fo:font-size="12pt" officeooo:rsid="0018b8f8" officeooo:paragraph-rsid="002cab89" style:font-size-asian="10.5pt" style:font-size-complex="12pt"/>
    </style:style>
    <style:style style:name="P14" style:family="paragraph" style:parent-style-name="Standard">
      <style:text-properties style:font-name="Gidole" fo:font-size="12pt" officeooo:rsid="0018b8f8" officeooo:paragraph-rsid="0033422e" style:font-size-asian="10.5pt" style:font-size-complex="12pt"/>
    </style:style>
    <style:style style:name="P15" style:family="paragraph" style:parent-style-name="Standard">
      <style:text-properties style:font-name="Gidole" fo:font-size="12pt" officeooo:rsid="0018b8f8" officeooo:paragraph-rsid="003bbbf5" style:font-size-asian="10.5pt" style:font-size-complex="12pt"/>
    </style:style>
    <style:style style:name="P16" style:family="paragraph" style:parent-style-name="Standard">
      <style:text-properties style:font-name="Gidole" fo:font-size="12pt" officeooo:rsid="0019c561" officeooo:paragraph-rsid="0019c561" style:font-size-asian="10.5pt" style:font-size-complex="12pt"/>
    </style:style>
    <style:style style:name="P17" style:family="paragraph" style:parent-style-name="Standard">
      <style:text-properties style:font-name="Gidole" fo:font-size="12pt" officeooo:rsid="001a4caa" officeooo:paragraph-rsid="001a4caa" style:font-size-asian="10.5pt" style:font-size-complex="12pt"/>
    </style:style>
    <style:style style:name="P18" style:family="paragraph" style:parent-style-name="Standard">
      <style:paragraph-properties fo:text-align="center" style:justify-single-word="false"/>
      <style:text-properties style:font-name="Gidole" fo:font-size="12pt" officeooo:rsid="001a4caa" officeooo:paragraph-rsid="00228b81" style:font-size-asian="10.5pt" style:font-size-complex="12pt"/>
    </style:style>
    <style:style style:name="P19" style:family="paragraph" style:parent-style-name="Standard">
      <style:paragraph-properties fo:text-align="center" style:justify-single-word="false"/>
      <style:text-properties style:font-name="Gidole" fo:font-size="12pt" officeooo:rsid="001a4caa" officeooo:paragraph-rsid="0028c620" style:font-size-asian="10.5pt" style:font-size-complex="12pt"/>
    </style:style>
    <style:style style:name="P20" style:family="paragraph" style:parent-style-name="Standard">
      <style:paragraph-properties fo:text-align="center" style:justify-single-word="false"/>
      <style:text-properties style:font-name="Gidole" fo:font-size="12pt" officeooo:rsid="001a58ad" officeooo:paragraph-rsid="002743fe" style:font-size-asian="10.5pt" style:font-size-complex="12pt"/>
    </style:style>
    <style:style style:name="P21" style:family="paragraph" style:parent-style-name="Standard">
      <style:paragraph-properties fo:text-align="center" style:justify-single-word="false"/>
      <style:text-properties style:font-name="Gidole" fo:font-size="12pt" officeooo:rsid="001a58ad" officeooo:paragraph-rsid="00228b81" style:font-size-asian="10.5pt" style:font-size-complex="12pt"/>
    </style:style>
    <style:style style:name="P22" style:family="paragraph" style:parent-style-name="Standard">
      <style:paragraph-properties fo:text-align="center" style:justify-single-word="false"/>
      <style:text-properties style:font-name="Gidole" fo:font-size="12pt" officeooo:rsid="001a58ad" officeooo:paragraph-rsid="00257e0e" style:font-size-asian="10.5pt" style:font-size-complex="12pt"/>
    </style:style>
    <style:style style:name="P23" style:family="paragraph" style:parent-style-name="Standard">
      <style:paragraph-properties fo:text-align="center" style:justify-single-word="false"/>
      <style:text-properties style:font-name="Gidole" fo:font-size="12pt" officeooo:rsid="001a58ad" officeooo:paragraph-rsid="0027a04f" style:font-size-asian="10.5pt" style:font-size-complex="12pt"/>
    </style:style>
    <style:style style:name="P24" style:family="paragraph" style:parent-style-name="Standard">
      <style:paragraph-properties fo:text-align="center" style:justify-single-word="false"/>
      <style:text-properties style:font-name="Gidole" fo:font-size="12pt" officeooo:rsid="00228b81" officeooo:paragraph-rsid="00257e0e" style:font-size-asian="10.5pt" style:font-size-complex="12pt"/>
    </style:style>
    <style:style style:name="P25" style:family="paragraph" style:parent-style-name="Standard">
      <style:paragraph-properties fo:text-align="center" style:justify-single-word="false"/>
      <style:text-properties style:font-name="Gidole" fo:font-size="12pt" officeooo:rsid="00228b81" officeooo:paragraph-rsid="0028c620" style:font-size-asian="10.5pt" style:font-size-complex="12pt"/>
    </style:style>
    <style:style style:name="P26" style:family="paragraph" style:parent-style-name="Standard">
      <style:paragraph-properties fo:text-align="center" style:justify-single-word="false"/>
      <style:text-properties style:font-name="Gidole" fo:font-size="12pt" officeooo:rsid="00228b81" officeooo:paragraph-rsid="002f1eb3" style:font-size-asian="10.5pt" style:font-size-complex="12pt"/>
    </style:style>
    <style:style style:name="P27" style:family="paragraph" style:parent-style-name="Standard">
      <style:paragraph-properties fo:text-align="center" style:justify-single-word="false"/>
      <style:text-properties style:font-name="Gidole" fo:font-size="12pt" officeooo:rsid="0028c620" officeooo:paragraph-rsid="0028c620" style:font-size-asian="10.5pt" style:font-size-complex="12pt"/>
    </style:style>
    <style:style style:name="P28" style:family="paragraph" style:parent-style-name="Standard">
      <style:text-properties style:font-name="Gidole" fo:font-size="12pt" officeooo:rsid="002cab89" officeooo:paragraph-rsid="002cab89" style:font-size-asian="10.5pt" style:font-size-complex="12pt"/>
    </style:style>
    <style:style style:name="P29" style:family="paragraph" style:parent-style-name="Standard">
      <style:text-properties style:font-name="Gidole" fo:font-size="12pt" officeooo:rsid="002d6d09" officeooo:paragraph-rsid="002d6d09" style:font-size-asian="10.5pt" style:font-size-complex="12pt"/>
    </style:style>
    <style:style style:name="P30" style:family="paragraph" style:parent-style-name="Standard">
      <style:text-properties style:font-name="Gidole" fo:font-size="12pt" officeooo:rsid="002d6d09" officeooo:paragraph-rsid="00499236" style:font-size-asian="10.5pt" style:font-size-complex="12pt"/>
    </style:style>
    <style:style style:name="P31" style:family="paragraph" style:parent-style-name="Standard">
      <style:text-properties style:font-name="Gidole" fo:font-size="12pt" officeooo:rsid="0047cfd1" officeooo:paragraph-rsid="0047cfd1" style:font-size-asian="10.5pt" style:font-size-complex="12pt"/>
    </style:style>
    <style:style style:name="P32" style:family="paragraph" style:parent-style-name="Standard">
      <style:text-properties style:font-name="Gidole" fo:font-size="12pt" officeooo:rsid="0011d57e" officeooo:paragraph-rsid="00717365" style:font-size-asian="10.5pt" style:font-size-complex="12pt"/>
    </style:style>
    <style:style style:name="P33" style:family="paragraph" style:parent-style-name="Standard">
      <style:text-properties style:font-name="Gidole" fo:font-size="12pt" officeooo:rsid="0011d57e" officeooo:paragraph-rsid="007580da" style:font-size-asian="10.5pt" style:font-size-complex="12pt"/>
    </style:style>
    <style:style style:name="P34" style:family="paragraph" style:parent-style-name="Standard">
      <style:paragraph-properties fo:text-align="center" style:justify-single-word="false"/>
      <style:text-properties style:font-name="Gidole" fo:font-size="12pt" fo:font-weight="bold" officeooo:rsid="001a4caa" officeooo:paragraph-rsid="0028c620" style:font-size-asian="10.5pt" style:font-weight-asian="bold" style:font-size-complex="12pt" style:font-weight-complex="bold"/>
    </style:style>
    <style:style style:name="P35" style:family="paragraph" style:parent-style-name="Standard">
      <style:paragraph-properties fo:text-align="center" style:justify-single-word="false"/>
      <style:text-properties style:font-name="Gidole" fo:font-size="12pt" fo:font-weight="bold" officeooo:rsid="0028c620" officeooo:paragraph-rsid="0028c620" style:font-size-asian="10.5pt" style:font-weight-asian="bold" style:font-size-complex="12pt" style:font-weight-complex="bold"/>
    </style:style>
    <style:style style:name="P36" style:family="paragraph" style:parent-style-name="Standard">
      <style:text-properties style:font-name="Gidole" fo:font-size="12pt" fo:font-weight="bold" officeooo:rsid="0047cfd1" officeooo:paragraph-rsid="0047cfd1" style:font-size-asian="10.5pt" style:font-weight-asian="bold" style:font-size-complex="12pt" style:font-weight-complex="bold"/>
    </style:style>
    <style:style style:name="P37" style:family="paragraph" style:parent-style-name="Standard">
      <style:text-properties style:font-name="Gidole" fo:font-size="12pt" fo:font-weight="bold" officeooo:rsid="00499236" officeooo:paragraph-rsid="002d6d09" style:font-size-asian="10.5pt" style:font-weight-asian="bold" style:font-size-complex="12pt" style:font-weight-complex="bold"/>
    </style:style>
    <style:style style:name="P38" style:family="paragraph" style:parent-style-name="Standard">
      <style:paragraph-properties fo:text-align="center" style:justify-single-word="false"/>
      <style:text-properties style:font-name="Gidole" fo:font-size="12pt" fo:font-weight="normal" officeooo:rsid="0028c620" officeooo:paragraph-rsid="0028c620" style:font-size-asian="10.5pt" style:font-weight-asian="normal" style:font-size-complex="12pt" style:font-weight-complex="normal"/>
    </style:style>
    <style:style style:name="P39" style:family="paragraph" style:parent-style-name="Standard">
      <style:text-properties style:font-name="Gidole" fo:font-size="12pt" style:text-underline-style="solid" style:text-underline-width="auto" style:text-underline-color="font-color" fo:font-weight="bold" officeooo:rsid="0034278b" officeooo:paragraph-rsid="0034278b" style:font-size-asian="10.5pt" style:font-weight-asian="bold" style:font-size-complex="12pt" style:font-weight-complex="bold"/>
    </style:style>
    <style:style style:name="P40" style:family="paragraph" style:parent-style-name="Standard">
      <style:text-properties style:font-name="Gidole" fo:font-size="12pt" style:text-underline-style="solid" style:text-underline-width="auto" style:text-underline-color="font-color" fo:font-weight="bold" officeooo:rsid="0035ef3b" officeooo:paragraph-rsid="0035ef3b" style:font-size-asian="10.5pt" style:font-weight-asian="bold" style:font-size-complex="12pt" style:font-weight-complex="bold"/>
    </style:style>
    <style:style style:name="P41" style:family="paragraph" style:parent-style-name="Standard">
      <style:text-properties style:font-name="Gidole" fo:font-size="12pt" style:text-underline-style="solid" style:text-underline-width="auto" style:text-underline-color="font-color" fo:font-weight="bold" officeooo:rsid="0036a076" officeooo:paragraph-rsid="0036a076" style:font-size-asian="10.5pt" style:font-weight-asian="bold" style:font-size-complex="12pt" style:font-weight-complex="bold"/>
    </style:style>
    <style:style style:name="P42" style:family="paragraph" style:parent-style-name="Standard">
      <style:text-properties style:font-name="Gidole" fo:font-size="12pt" style:text-underline-style="solid" style:text-underline-width="auto" style:text-underline-color="font-color" fo:font-weight="bold" officeooo:rsid="0039d597" officeooo:paragraph-rsid="0039d597" style:font-size-asian="10.5pt" style:font-weight-asian="bold" style:font-size-complex="12pt" style:font-weight-complex="bold"/>
    </style:style>
    <style:style style:name="P43" style:family="paragraph" style:parent-style-name="Standard">
      <style:text-properties style:font-name="Gidole" fo:font-size="12pt" style:text-underline-style="solid" style:text-underline-width="auto" style:text-underline-color="font-color" fo:font-weight="bold" officeooo:rsid="003bbbf5" officeooo:paragraph-rsid="003bbbf5" style:font-size-asian="10.5pt" style:font-weight-asian="bold" style:font-size-complex="12pt" style:font-weight-complex="bold"/>
    </style:style>
    <style:style style:name="P44" style:family="paragraph" style:parent-style-name="Standard">
      <style:text-properties style:font-name="Gidole" fo:font-size="12pt" style:text-underline-style="solid" style:text-underline-width="auto" style:text-underline-color="font-color" fo:font-weight="bold" officeooo:rsid="003ec37a" officeooo:paragraph-rsid="003ec37a" style:font-size-asian="10.5pt" style:font-weight-asian="bold" style:font-size-complex="12pt" style:font-weight-complex="bold"/>
    </style:style>
    <style:style style:name="P45" style:family="paragraph" style:parent-style-name="Standard">
      <style:text-properties style:font-name="Gidole" fo:font-size="12pt" style:text-underline-style="solid" style:text-underline-width="auto" style:text-underline-color="font-color" fo:font-weight="bold" officeooo:rsid="0040b0e9" officeooo:paragraph-rsid="0040b0e9" style:font-size-asian="10.5pt" style:font-weight-asian="bold" style:font-size-complex="12pt" style:font-weight-complex="bold"/>
    </style:style>
    <style:style style:name="P46" style:family="paragraph" style:parent-style-name="Standard">
      <style:text-properties style:font-name="Gidole" fo:font-size="12pt" style:text-underline-style="solid" style:text-underline-width="auto" style:text-underline-color="font-color" fo:font-weight="bold" officeooo:rsid="0018b8f8" officeooo:paragraph-rsid="0041ae99" style:font-size-asian="10.5pt" style:font-weight-asian="bold" style:font-size-complex="12pt" style:font-weight-complex="bold"/>
    </style:style>
    <style:style style:name="P47" style:family="paragraph" style:parent-style-name="Standard">
      <style:text-properties style:font-name="Gidole" fo:font-size="12pt" style:text-underline-style="solid" style:text-underline-width="auto" style:text-underline-color="font-color" fo:font-weight="bold" officeooo:rsid="004237f3" officeooo:paragraph-rsid="004237f3" style:font-size-asian="10.5pt" style:font-weight-asian="bold" style:font-size-complex="12pt" style:font-weight-complex="bold"/>
    </style:style>
    <style:style style:name="P48" style:family="paragraph" style:parent-style-name="Standard">
      <style:text-properties style:font-name="Gidole" fo:font-size="12pt" style:text-underline-style="solid" style:text-underline-width="auto" style:text-underline-color="font-color" fo:font-weight="bold" officeooo:rsid="00424587" officeooo:paragraph-rsid="00424587" style:font-size-asian="10.5pt" style:font-weight-asian="bold" style:font-size-complex="12pt" style:font-weight-complex="bold"/>
    </style:style>
    <style:style style:name="P49" style:family="paragraph" style:parent-style-name="Standard">
      <style:text-properties style:font-name="Gidole" fo:font-size="12pt" style:text-underline-style="solid" style:text-underline-width="auto" style:text-underline-color="font-color" fo:font-weight="bold" officeooo:rsid="0042fae2" officeooo:paragraph-rsid="0042fae2" style:font-size-asian="10.5pt" style:font-weight-asian="bold" style:font-size-complex="12pt" style:font-weight-complex="bold"/>
    </style:style>
    <style:style style:name="P50" style:family="paragraph" style:parent-style-name="Standard">
      <style:text-properties style:font-name="Gidole" fo:font-size="12pt" style:text-underline-style="solid" style:text-underline-width="auto" style:text-underline-color="font-color" fo:font-weight="bold" officeooo:rsid="004e280c" officeooo:paragraph-rsid="004e280c" style:font-size-asian="10.5pt" style:font-weight-asian="bold" style:font-size-complex="12pt" style:font-weight-complex="bold"/>
    </style:style>
    <style:style style:name="P51" style:family="paragraph" style:parent-style-name="Standard">
      <style:text-properties style:font-name="Gidole" fo:font-size="12pt" style:text-underline-style="none" fo:font-weight="normal" officeooo:rsid="003bbbf5" officeooo:paragraph-rsid="003bbbf5" style:font-size-asian="10.5pt" style:font-weight-asian="normal" style:font-size-complex="12pt" style:font-weight-complex="normal"/>
    </style:style>
    <style:style style:name="P52" style:family="paragraph" style:parent-style-name="Standard">
      <style:text-properties style:font-name="Gidole" fo:font-size="12pt" style:text-underline-style="none" fo:font-weight="normal" officeooo:rsid="004b80d1" officeooo:paragraph-rsid="004b80d1" style:font-size-asian="10.5pt" style:font-weight-asian="normal" style:font-size-complex="12pt" style:font-weight-complex="normal"/>
    </style:style>
    <style:style style:name="P53" style:family="paragraph" style:parent-style-name="Standard">
      <style:text-properties style:font-name="Gidole" fo:font-size="12pt" style:text-underline-style="none" fo:font-weight="normal" officeooo:rsid="004bcadf" officeooo:paragraph-rsid="004bcadf" style:font-size-asian="10.5pt" style:font-weight-asian="normal" style:font-size-complex="12pt" style:font-weight-complex="normal"/>
    </style:style>
    <style:style style:name="P54" style:family="paragraph" style:parent-style-name="Standard">
      <style:text-properties style:font-name="Gidole" fo:font-size="12pt" style:text-underline-style="none" fo:font-weight="normal" officeooo:rsid="004d5a60" officeooo:paragraph-rsid="004d5a60" style:font-size-asian="10.5pt" style:font-weight-asian="normal" style:font-size-complex="12pt" style:font-weight-complex="normal"/>
    </style:style>
    <style:style style:name="P55" style:family="paragraph" style:parent-style-name="Standard">
      <style:text-properties style:font-name="Gidole" fo:font-size="12pt" style:text-underline-style="none" fo:font-weight="normal" officeooo:rsid="00506e6f" officeooo:paragraph-rsid="00506e6f" style:font-size-asian="10.5pt" style:font-weight-asian="normal" style:font-size-complex="12pt" style:font-weight-complex="normal"/>
    </style:style>
    <style:style style:name="P56" style:family="paragraph" style:parent-style-name="Standard">
      <style:text-properties style:font-name="Gidole" fo:font-size="12pt" style:text-underline-style="none" fo:font-weight="normal" officeooo:rsid="00519abc" officeooo:paragraph-rsid="00519abc" style:font-size-asian="10.5pt" style:font-weight-asian="normal" style:font-size-complex="12pt" style:font-weight-complex="normal"/>
    </style:style>
    <style:style style:name="P57" style:family="paragraph" style:parent-style-name="Standard">
      <style:text-properties style:font-name="Gidole" fo:font-size="12pt" style:text-underline-style="none" fo:font-weight="normal" officeooo:rsid="005418f4" officeooo:paragraph-rsid="005418f4" style:font-size-asian="10.5pt" style:font-weight-asian="normal" style:font-size-complex="12pt" style:font-weight-complex="normal"/>
    </style:style>
    <style:style style:name="P58" style:family="paragraph" style:parent-style-name="Standard">
      <style:text-properties style:font-name="Gidole" fo:font-size="12pt" style:text-underline-style="none" fo:font-weight="normal" officeooo:rsid="005849a9" officeooo:paragraph-rsid="005849a9" style:font-size-asian="10.5pt" style:font-weight-asian="normal" style:font-size-complex="12pt" style:font-weight-complex="normal"/>
    </style:style>
    <style:style style:name="P59" style:family="paragraph" style:parent-style-name="Standard">
      <style:text-properties style:font-name="Gidole" fo:font-size="12pt" style:text-underline-style="none" fo:font-weight="normal" officeooo:rsid="005d1576" officeooo:paragraph-rsid="006495e8" style:font-size-asian="10.5pt" style:font-weight-asian="normal" style:font-size-complex="12pt" style:font-weight-complex="normal"/>
    </style:style>
    <style:style style:name="P60" style:family="paragraph" style:parent-style-name="Standard">
      <style:text-properties style:font-name="Gidole" fo:font-size="12pt" style:text-underline-style="none" fo:font-weight="normal" officeooo:rsid="00657f73" officeooo:paragraph-rsid="00657f73" style:font-size-asian="10.5pt" style:font-weight-asian="normal" style:font-size-complex="12pt" style:font-weight-complex="normal"/>
    </style:style>
    <style:style style:name="P61" style:family="paragraph" style:parent-style-name="Standard">
      <style:text-properties style:font-name="Gidole" fo:font-size="12pt" fo:font-style="italic" fo:font-weight="normal" officeooo:rsid="002d6d09" officeooo:paragraph-rsid="00499236" style:font-size-asian="10.5pt" style:font-style-asian="italic" style:font-weight-asian="normal" style:font-size-complex="12pt" style:font-style-complex="italic" style:font-weight-complex="normal"/>
    </style:style>
    <style:style style:name="P62" style:family="paragraph" style:parent-style-name="Standard">
      <style:text-properties style:font-name="Gidole" officeooo:paragraph-rsid="00717365"/>
    </style:style>
    <style:style style:name="P63" style:family="paragraph" style:parent-style-name="Standard">
      <style:text-properties style:font-name="Gidole" officeooo:rsid="001534d3" officeooo:paragraph-rsid="00717365"/>
    </style:style>
    <style:style style:name="P64" style:family="paragraph" style:parent-style-name="Standard">
      <style:text-properties style:font-name="Gidole" officeooo:rsid="001534d3" officeooo:paragraph-rsid="007580da"/>
    </style:style>
    <style:style style:name="P65" style:family="paragraph" style:parent-style-name="Standard">
      <style:text-properties officeooo:paragraph-rsid="0042fae2"/>
    </style:style>
    <style:style style:name="P66" style:family="paragraph" style:parent-style-name="Standard">
      <style:text-properties officeooo:paragraph-rsid="00444134"/>
    </style:style>
    <style:style style:name="P67" style:family="paragraph" style:parent-style-name="Standard">
      <style:text-properties fo:font-weight="normal" officeooo:rsid="0066b1be" officeooo:paragraph-rsid="0066b1be" style:font-weight-asian="normal" style:font-weight-complex="normal"/>
    </style:style>
    <style:style style:name="P68" style:family="paragraph" style:parent-style-name="Standard">
      <style:text-properties fo:font-weight="normal" officeooo:rsid="006c9387" officeooo:paragraph-rsid="006c9387" style:font-weight-asian="normal" style:font-weight-complex="normal"/>
    </style:style>
    <style:style style:name="P69" style:family="paragraph" style:parent-style-name="Standard">
      <style:paragraph-properties fo:break-before="page"/>
      <style:text-properties style:font-name="Gidole" fo:font-size="12pt" style:text-underline-style="solid" style:text-underline-width="auto" style:text-underline-color="font-color" fo:font-weight="bold" officeooo:rsid="0042fae2" officeooo:paragraph-rsid="0042fae2" style:font-size-asian="10.5pt" style:font-weight-asian="bold" style:font-size-complex="12pt" style:font-weight-complex="bold"/>
    </style:style>
    <style:style style:name="P70" style:family="paragraph" style:parent-style-name="Standard">
      <style:paragraph-properties fo:break-before="page" style:border-line-width-bottom="0.0047in 0.0047in 0.0047in" fo:padding-left="0in" fo:padding-right="0in" fo:padding-top="0in" fo:padding-bottom="0.0291in" fo:border-left="none" fo:border-right="none" fo:border-top="none" fo:border-bottom="0.99pt double #000000" style:join-border="false"/>
      <style:text-properties style:font-name="Gidole" fo:font-size="40pt" officeooo:rsid="0041ae99" officeooo:paragraph-rsid="0041ae99" style:font-size-asian="40pt" style:font-size-complex="40pt"/>
    </style:style>
    <style:style style:name="P71" style:family="paragraph" style:parent-style-name="Standard">
      <style:paragraph-properties fo:break-before="page" style:border-line-width-bottom="0.0047in 0.0047in 0.0047in" fo:padding-left="0in" fo:padding-right="0in" fo:padding-top="0in" fo:padding-bottom="0.0291in" fo:border-left="none" fo:border-right="none" fo:border-top="none" fo:border-bottom="0.99pt double #000000" style:join-border="false"/>
      <style:text-properties style:font-name="Gidole" fo:font-size="40pt" officeooo:rsid="004e280c" officeooo:paragraph-rsid="004e280c" style:font-size-asian="40pt" style:font-size-complex="40pt"/>
    </style:style>
    <style:style style:name="P72"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style:font-name="Gidole" fo:font-size="40pt" officeooo:rsid="0018b8f8" officeooo:paragraph-rsid="0018b8f8" style:font-size-asian="40pt" style:font-size-complex="40pt"/>
    </style:style>
    <style:style style:name="P73"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style:font-name="Gidole" fo:font-size="40pt" officeooo:rsid="0018b8f8" officeooo:paragraph-rsid="002cab89" style:font-size-asian="40pt" style:font-size-complex="40pt"/>
    </style:style>
    <style:style style:name="P74"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style:font-name="Gidole" fo:font-size="40pt" officeooo:rsid="0019c561" officeooo:paragraph-rsid="0019c561" style:font-size-asian="40pt" style:font-size-complex="40pt"/>
    </style:style>
    <style:style style:name="P75"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style:font-name="Gidole" fo:font-size="40pt" officeooo:rsid="0035ef3b" officeooo:paragraph-rsid="0033422e" style:font-size-asian="40pt" style:font-size-complex="40pt"/>
    </style:style>
    <style:style style:name="P76" style:family="paragraph" style:parent-style-name="Header">
      <style:text-properties fo:color="#999999" style:font-name="Andale Mono" fo:font-size="10pt" style:text-underline-style="none" officeooo:rsid="0011d57e" officeooo:paragraph-rsid="0011d57e"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1a4caa" style:font-weight-asian="bold" style:font-weight-complex="bold"/>
    </style:style>
    <style:style style:name="T3" style:family="text">
      <style:text-properties fo:font-weight="bold" officeooo:rsid="00499236" style:font-weight-asian="bold" style:font-weight-complex="bold"/>
    </style:style>
    <style:style style:name="T4" style:family="text">
      <style:text-properties officeooo:rsid="001534d3"/>
    </style:style>
    <style:style style:name="T5" style:family="text">
      <style:text-properties fo:font-weight="normal" style:font-weight-asian="normal" style:font-weight-complex="normal"/>
    </style:style>
    <style:style style:name="T6" style:family="text">
      <style:text-properties officeooo:rsid="001a58ad"/>
    </style:style>
    <style:style style:name="T7" style:family="text">
      <style:text-properties officeooo:rsid="001bc69b"/>
    </style:style>
    <style:style style:name="T8" style:family="text">
      <style:text-properties officeooo:rsid="001cec5c"/>
    </style:style>
    <style:style style:name="T9" style:family="text">
      <style:text-properties officeooo:rsid="001eaca9"/>
    </style:style>
    <style:style style:name="T10" style:family="text">
      <style:text-properties officeooo:rsid="00257e0e"/>
    </style:style>
    <style:style style:name="T11" style:family="text">
      <style:text-properties style:font-name="Gidole" fo:font-size="12pt" style:text-underline-style="none" fo:font-weight="bold" officeooo:rsid="0042fae2" style:font-size-asian="10.5pt" style:font-weight-asian="bold" style:font-size-complex="12pt" style:font-weight-complex="bold"/>
    </style:style>
    <style:style style:name="T12" style:family="text">
      <style:text-properties style:font-name="Gidole" fo:font-size="12pt" style:text-underline-style="none" fo:font-weight="bold" officeooo:rsid="00444134" style:font-size-asian="10.5pt" style:font-weight-asian="bold" style:font-size-complex="12pt" style:font-weight-complex="bold"/>
    </style:style>
    <style:style style:name="T13" style:family="text">
      <style:text-properties style:font-name="Gidole" fo:font-size="12pt" style:text-underline-style="none" style:font-size-asian="10.5pt" style:font-size-complex="12pt"/>
    </style:style>
    <style:style style:name="T14" style:family="text">
      <style:text-properties style:font-name="Gidole" fo:font-size="12pt" style:text-underline-style="none" officeooo:rsid="0042fae2" style:font-size-asian="10.5pt" style:font-size-complex="12pt"/>
    </style:style>
    <style:style style:name="T15" style:family="text">
      <style:text-properties style:font-name="Gidole" fo:font-size="12pt" fo:font-style="italic" style:text-underline-style="none" style:font-size-asian="10.5pt" style:font-style-asian="italic" style:font-size-complex="12pt" style:font-style-complex="italic"/>
    </style:style>
    <style:style style:name="T16" style:family="text">
      <style:text-properties style:font-name="Gidole" fo:font-size="12pt" fo:font-style="italic" style:text-underline-style="none" officeooo:rsid="0069a6c5" style:font-size-asian="10.5pt" style:font-style-asian="italic" style:font-size-complex="12pt" style:font-style-complex="italic"/>
    </style:style>
    <style:style style:name="T17" style:family="text">
      <style:text-properties officeooo:rsid="00271a2f"/>
    </style:style>
    <style:style style:name="T18" style:family="text">
      <style:text-properties officeooo:rsid="002aaf6b"/>
    </style:style>
    <style:style style:name="T19" style:family="text">
      <style:text-properties officeooo:rsid="002bfb79"/>
    </style:style>
    <style:style style:name="T20" style:family="text">
      <style:text-properties officeooo:rsid="002cab89"/>
    </style:style>
    <style:style style:name="T21" style:family="text">
      <style:text-properties officeooo:rsid="00331d83"/>
    </style:style>
    <style:style style:name="T22" style:family="text">
      <style:text-properties officeooo:rsid="00385ee2"/>
    </style:style>
    <style:style style:name="T23" style:family="text">
      <style:text-properties officeooo:rsid="003d43c7"/>
    </style:style>
    <style:style style:name="T24" style:family="text">
      <style:text-properties officeooo:rsid="004237f3"/>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officeooo:rsid="0042fae2"/>
    </style:style>
    <style:style style:name="T28" style:family="text">
      <style:text-properties officeooo:rsid="00499236"/>
    </style:style>
    <style:style style:name="T29" style:family="text">
      <style:text-properties officeooo:rsid="004bcadf"/>
    </style:style>
    <style:style style:name="T30" style:family="text">
      <style:text-properties officeooo:rsid="00519abc"/>
    </style:style>
    <style:style style:name="T31" style:family="text">
      <style:text-properties officeooo:rsid="00529d5f"/>
    </style:style>
    <style:style style:name="T32" style:family="text">
      <style:text-properties style:text-underline-style="solid" style:text-underline-width="auto" style:text-underline-color="font-color"/>
    </style:style>
    <style:style style:name="T33" style:family="text">
      <style:text-properties officeooo:rsid="0054cc38"/>
    </style:style>
    <style:style style:name="T34" style:family="text">
      <style:text-properties officeooo:rsid="005a6090"/>
    </style:style>
    <style:style style:name="T35" style:family="text">
      <style:text-properties officeooo:rsid="005ecbea"/>
    </style:style>
    <style:style style:name="T36" style:family="text">
      <style:text-properties officeooo:rsid="007417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PTURE X-32 GAME DOCUMENT</text:p>
      <text:p text:style-name="P1"/>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9"/>
      <text:p text:style-name="P72"><text:soft-page-break/>Introduction </text:p>
      <text:p text:style-name="P11"/>
      <text:p text:style-name="P11">Purpose of this document . </text:p>
      <text:p text:style-name="P11">- <text:span text:style-name="T36">to outline the various aspects that contribute to the game-play look and feel for reference purpose . </text:span></text:p>
      <text:p text:style-name="P11"/>
      <text:p text:style-name="P11"/>
      <text:p text:style-name="P16">Authors and Information about the authors of this document . </text:p>
      <text:p text:style-name="P62"/>
      <text:p text:style-name="P5"><text:span text:style-name="T1">AUTHOR</text:span> : COLLINSEY</text:p>
      <text:p text:style-name="P63"><text:span text:style-name="T1">DATE : 03 / 12 /2021</text:span></text:p>
      <text:p text:style-name="P32"><text:span text:style-name="T4">currently am 19 yrs of age , I love games and this is for godot community</text:span></text:p>
      <text:p text:style-name="P12"/>
      <text:p text:style-name="P6"><text:span text:style-name="T1">AUTHOR</text:span> : COLLINSEY</text:p>
      <text:p text:style-name="P64"><text:span text:style-name="T1">DATE : 03 / 12 /2021</text:span></text:p>
      <text:p text:style-name="P33"><text:span text:style-name="T4">currently am 19 yrs of age , I love games and this is for godot community</text:span></text:p>
      <text:p text:style-name="P10"/>
      <text:p text:style-name="P10"/>
      <text:p text:style-name="P73"><text:span text:style-name="T20">References</text:span> </text:p>
      <text:p text:style-name="P13"/>
      <text:p text:style-name="P28">Paths and links to other documents that relate to the documentation of the project : </text:p>
      <text:p text:style-name="P28"/>
      <text:p text:style-name="P30"><text:span text:style-name="T3">journal</text:span> <text:s/>- <text:span text:style-name="T28">outlines the process that the project goes through since the beginning of it . Updated week after week </text:span></text:p>
      <text:p text:style-name="P61"><text:s/><text:span text:style-name="T28">project/nonprojectfiles/documentation/ journal</text:span></text:p>
      <text:p text:style-name="P29"/>
      <text:p text:style-name="P29"><text:span text:style-name="T1">game Project plan document </text:span></text:p>
      <text:p text:style-name="P37"><text:span text:style-name="T5"/></text:p>
      <text:p text:style-name="P31"/>
      <text:p text:style-name="P36">reference images / inspirational images </text:p>
      <text:p text:style-name="P61"><text:span text:style-name="T28">project/nonprojectfiles/inspiration/</text:span></text:p>
      <text:p text:style-name="P31"/>
      <text:p text:style-name="P74">Development team organization</text:p>
      <text:p text:style-name="P12"/>
      <text:p text:style-name="P18"><text:span text:style-name="T6">Game director</text:span></text:p>
      <text:p text:style-name="P34">Collinsey</text:p>
      <text:p text:style-name="P18"><text:span text:style-name="T6">Game design</text:span></text:p>
      <text:p text:style-name="P34">Collinsey</text:p>
      <text:p text:style-name="P20"><text:soft-page-break/><text:span text:style-name="T7">Project management</text:span></text:p>
      <text:p text:style-name="P34">Collinsey</text:p>
      <text:p text:style-name="P20"><text:span text:style-name="T7">Character design </text:span></text:p>
      <text:p text:style-name="P34">Collinsey</text:p>
      <text:p text:style-name="P26">Story Development <text:span text:style-name="T10">&amp; scripting </text:span></text:p>
      <text:p text:style-name="P26"><text:span text:style-name="T2">Collinsey</text:span></text:p>
      <text:p text:style-name="P24"/>
      <text:p text:style-name="P27"/>
      <text:p text:style-name="P27"/>
      <text:p text:style-name="P27"/>
      <text:p text:style-name="P27">===============</text:p>
      <text:p text:style-name="P25"/>
      <text:p text:style-name="P18"><text:span text:style-name="T8">Modeling</text:span></text:p>
      <text:p text:style-name="P34">Collinsey</text:p>
      <text:p text:style-name="P21"><text:span text:style-name="T7">Texturing and game artists</text:span></text:p>
      <text:p text:style-name="P34">Collinsey</text:p>
      <text:p text:style-name="P22"><text:span text:style-name="T7">Motion Capture</text:span></text:p>
      <text:p text:style-name="P35">no money for motion capture</text:p>
      <text:p text:style-name="P21"><text:span text:style-name="T7">Animation and rigging</text:span></text:p>
      <text:p text:style-name="P34">Collinsey</text:p>
      <text:p text:style-name="P34"/>
      <text:p text:style-name="P34"/>
      <text:p text:style-name="P34"/>
      <text:p text:style-name="P34"/>
      <text:p text:style-name="P38">===============</text:p>
      <text:p text:style-name="P21"/>
      <text:p text:style-name="P18"><text:span text:style-name="T8">Programming</text:span> </text:p>
      <text:p text:style-name="P34">Collinsey</text:p>
      <text:p text:style-name="P18">Music <text:span text:style-name="T9">and</text:span> Sound</text:p>
      <text:p text:style-name="P34">Collinsey</text:p>
      <text:p text:style-name="P18"><text:span text:style-name="T6">Game-play engineer/Programming</text:span></text:p>
      <text:p text:style-name="P34">Collinsey</text:p>
      <text:p text:style-name="P21">UI development </text:p>
      <text:p text:style-name="P34">Collinsey</text:p>
      <text:p text:style-name="P21"><text:span text:style-name="T7">cut scene development </text:span></text:p>
      <text:p text:style-name="P34">Collinsey</text:p>
      <text:p text:style-name="P23"><text:span text:style-name="T7">Level Design</text:span></text:p>
      <text:p text:style-name="P34">Collinsey</text:p>
      <text:p text:style-name="P23"><text:span text:style-name="T7">Environmental design</text:span></text:p>
      <text:p text:style-name="P34">Collinsey</text:p>
      <text:p text:style-name="P23"><text:span text:style-name="T7">Graphics engineering</text:span></text:p>
      <text:p text:style-name="P19"><text:span text:style-name="T1">Collinsey</text:span></text:p>
      <text:p text:style-name="P19"><text:span text:style-name="T1"/></text:p>
      <text:p text:style-name="P38">==============</text:p>
      <text:p text:style-name="P19"><text:span text:style-name="T1"/></text:p>
      <text:p text:style-name="P21"><text:span text:style-name="T17">Marketing </text:span></text:p>
      <text:p text:style-name="P35">Godot <text:span text:style-name="T19">asset Lib</text:span> and itch.io</text:p>
      <text:p text:style-name="P21"/>
      <text:p text:style-name="P21"/>
      <text:p text:style-name="P27"><text:soft-page-break/>==============</text:p>
      <text:p text:style-name="P27"/>
      <text:p text:style-name="P21"><text:span text:style-name="T7">Quality Assurance </text:span></text:p>
      <text:p text:style-name="P35">my team consist of one person . <text:span text:style-name="T18">Lol your still reading this ? </text:span></text:p>
      <text:p text:style-name="P17"/>
      <text:p text:style-name="P17"/>
      <text:p text:style-name="P17"><text:s/></text:p>
      <text:p text:style-name="P10"/>
      <text:p text:style-name="P75">Game-play</text:p>
      <text:p text:style-name="P14"/>
      <text:p text:style-name="P44">Genre of the game </text:p>
      <text:p text:style-name="P44"/>
      <text:p text:style-name="P52">First person , Action , Shooter , <text:span text:style-name="T29">Story</text:span></text:p>
      <text:p text:style-name="P44"/>
      <text:p text:style-name="P45">Theme and style Description of the game if any :</text:p>
      <text:p text:style-name="P60">night , simple graphic , realistic [low polygons] game </text:p>
      <text:p text:style-name="P45"/>
      <text:p text:style-name="P14"/>
      <text:p text:style-name="P39">Short description for the game </text:p>
      <text:p text:style-name="P39"/>
      <text:p text:style-name="P53">A first person shooter .Make your way to x-32 and capture it </text:p>
      <text:p text:style-name="P39"/>
      <text:p text:style-name="P39"/>
      <text:p text:style-name="P40"><text:span text:style-name="T22">Back Ground </text:span>Story of the game <text:s/>/ <text:span text:style-name="T22">Concept of the game if the game doesn't have a story</text:span></text:p>
      <text:p text:style-name="P55">x-32 is a bot , with the face of the <text:span text:style-name="T30">Godot</text:span> mascot . He runs a dangerous army. You are sent together with your <text:span text:style-name="T30">partner</text:span> , to capture it . <text:s/></text:p>
      <text:p text:style-name="P55"/>
      <text:p text:style-name="P56"><text:span text:style-name="T32">Setting</text:span> : 1:00am midnight . </text:p>
      <text:p text:style-name="P56"/>
      <text:p text:style-name="P56">You two are dropped at the entrance of x-32’ s territory <text:span text:style-name="T31">which is on the right. { player is instructed to take out the guard on the right so that your partner takes out the one on the left. When you take out the one on the left , restart from checkpoint }</text:span></text:p>
      <text:p text:style-name="P56"/>
      <text:p text:style-name="P57">You open the gate , and then gain entry into the territory. You then take out the guards on the compound <text:span text:style-name="T33">{ your partner orders you to clear the top of the building , while he does so in the bottom of the building .} &gt; the player takes the left , and enters the building by jumping through the window. The player then takes the stairs and accesses the top of the building , which consists of offices . The player should take out the enemies in that floor. </text:span></text:p>
      <text:p text:style-name="P56"/>
      <text:p text:style-name="P58">After clearing the first floor take the back stairs to the ground floor , take out some enemies and regroup with your partner. Before regrouping with your partner , you bump into each other and then <text:span text:style-name="T34">all of you </text:span>get frightened. </text:p>
      <text:p text:style-name="P58"/>
      <text:p text:style-name="P59"><text:soft-page-break/>You both have to break into the house compound of x-32. <text:span text:style-name="T35">You open another gate to access the compound , and then gain entry into the house. After clearing the ground floor of the mansion , you get upstairs , find a room with smooth music. </text:span></text:p>
      <text:p text:style-name="P59"><text:span text:style-name="T35">{ cut-scene : you kick the door open and you find x-32 , who is facing the back , watching fireworks at a distance. “put your hands above your head ” , You order it to put its hands up. It obeys . Cigarette smoke is seen coming out of its the head region.”i have been waiting for this moment my entire life …. hahahaha ” X-32 produces evil laughs. </text:span></text:p>
      <text:p text:style-name="P59"/>
      <text:p text:style-name="P59"><text:span text:style-name="T35">It turns around. To your surprise , it has four arms the two extra arms are holding shotguns in each arm . X-32 fires the gun to you and your partner. The game ends } </text:span></text:p>
      <text:p text:style-name="P59"/>
      <text:p text:style-name="P59"/>
      <text:p text:style-name="P42">Player roles and objectives while playing this game </text:p>
      <text:p text:style-name="P54">Follow the objectives , make your way through the enemies and capture x-32</text:p>
      <text:p text:style-name="P40"/>
      <text:p text:style-name="P40"/>
      <text:p text:style-name="P40"/>
      <text:p text:style-name="P41">Gameplay mechanics </text:p>
      <text:p text:style-name="P39"/>
      <text:p text:style-name="P39"/>
      <text:p text:style-name="P39"/>
      <text:p text:style-name="P50">Controls</text:p>
      <text:p text:style-name="P39"/>
      <text:p text:style-name="P70">Level<text:span text:style-name="T24">(s)</text:span> / <text:span text:style-name="T24">Game flow </text:span></text:p>
      <text:p text:style-name="P46"/>
      <text:p text:style-name="P47"><text:span text:style-name="T26">Here , the levels of the game are outlined and described as deeply as possible , and references of the map are placed , according to the flow of the story / Concept of the game </text:span></text:p>
      <text:p text:style-name="P47"><text:span text:style-name="T26"/></text:p>
      <text:p text:style-name="P47"><text:span text:style-name="T26"/></text:p>
      <text:p text:style-name="P47"><text:span text:style-name="T26"/></text:p>
      <text:p text:style-name="P48"><text:span text:style-name="T25">Level 1 | mission : captur</text:span><text:span text:style-name="T27">ing</text:span><text:span text:style-name="T25"> x-32</text:span></text:p>
      <text:p text:style-name="P48"><text:span text:style-name="T25"/></text:p>
      <text:p text:style-name="P65"><text:span text:style-name="T11">Map </text:span><text:span text:style-name="T12">diagram</text:span><text:span text:style-name="T11">:</text:span></text:p>
      <text:p text:style-name="P65"><text:span text:style-name="T11"/></text:p>
      <text:p text:style-name="P67"><text:span text:style-name="T14">r</text:span><text:span text:style-name="T13">efer to </text:span><text:span text:style-name="T15">: project/nonprojectfiles/</text:span><text:span text:style-name="T16">inspiration/level1.png</text:span></text:p>
      <text:p text:style-name="P65"><text:span text:style-name="T11"/></text:p>
      <text:p text:style-name="P65"><text:span text:style-name="T11"/></text:p>
      <text:p text:style-name="P66"><text:span text:style-name="T12">Challenges</text:span><text:span text:style-name="T11"> / </text:span><text:span text:style-name="T12">obstacles</text:span><text:span text:style-name="T11">:</text:span></text:p>
      <text:p text:style-name="P68"><text:span text:style-name="T14">c</text:span><text:span text:style-name="T13">hallenges are enemies , no other challenges . </text:span></text:p>
      <text:p text:style-name="P66"><text:span text:style-name="T11"/></text:p>
      <text:p text:style-name="P49"><text:span text:style-name="T25"/></text:p>
      <text:p text:style-name="P69"><text:span text:style-name="T25"/></text:p>
      <text:p text:style-name="P71">Specifications</text:p>
      <text:p text:style-name="P15"/>
      <text:p text:style-name="P15"/>
      <text:p text:style-name="P43">Technical specifications of the game : </text:p>
      <text:p text:style-name="P43"/>
      <text:p text:style-name="P51"><text:span text:style-name="T23">T</text:span>he specs needed for the game to run in the target computer are as follows : </text:p>
      <text:p text:style-name="P51"/>
      <text:p text:style-name="P51"/>
      <text:p text:style-name="P51"/>
      <text:p text:style-name="P51"/>
      <text:p text:style-name="P51"/>
      <text:p text:style-name="P51"/>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Gidole" svg:font-family="Gido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style:font-name="Andale Mono" fo:font-size="10pt" style:text-underline-style="none" officeooo:rsid="0011d57e" officeooo:paragraph-rsid="0011d57e" style:font-size-asian="10pt" style:font-size-complex="10pt"/>
    </style:style>
    <style:style style:name="MT1" style:family="text">
      <style:text-properties officeooo:rsid="00331d8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lt;&lt;&lt;&lt; </text:span>CAPTURE X-32 GAME DESIGN DOCUMENT <text:span text:style-name="MT1">&gt;&gt;&gt;&g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03T10:20:27.214637972</meta:creation-date>
    <dc:date>2021-12-03T14:05:47.093393909</dc:date>
    <meta:editing-duration>PT2H17M55S</meta:editing-duration>
    <meta:editing-cycles>80</meta:editing-cycles>
    <meta:generator>LibreOffice/6.1.5.2$Linux_X86_64 LibreOffice_project/10$Build-2</meta:generator>
    <meta:document-statistic meta:table-count="0" meta:image-count="0" meta:object-count="0" meta:page-count="8" meta:paragraph-count="93" meta:word-count="779" meta:character-count="4390" meta:non-whitespace-character-count="3663"/>
  </office:meta>
</office:document-meta>
</file>